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6" style:family="table">
      <style:table-properties style:width="16.865cm" table:align="margins" style:may-break-between-rows="false"/>
    </style:style>
    <style:style style:name="Tabelle6.A" style:family="table-column">
      <style:table-column-properties style:column-width="15.803cm" style:rel-column-width="61407*"/>
    </style:style>
    <style:style style:name="Tabelle6.B" style:family="table-column">
      <style:table-column-properties style:column-width="1.062cm" style:rel-column-width="412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7" style:family="table">
      <style:table-properties style:width="16.865cm" table:align="margins" style:may-break-between-rows="false"/>
    </style:style>
    <style:style style:name="Tabelle7.A" style:family="table-column">
      <style:table-column-properties style:column-width="15.803cm" style:rel-column-width="61407*"/>
    </style:style>
    <style:style style:name="Tabelle7.B" style:family="table-column">
      <style:table-column-properties style:column-width="1.062cm" style:rel-column-width="412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fo:color="#0047ff"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47ff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/text:p><text:p text:style-name="P2">Vorname:</text:p><text:p text:style-name="P2">Datum:<text:tab/>14.09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1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P3"/><text:p text:style-name="Frame_20_contents">Note:<text:tab/><text:tab/><text:tab/><text:span text:style-name="T2"> <text:s text:c="57"/></text:span></text:p><text:p text:style-name="P3"/></draw:text-box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Ausgangslage:</text:p>
            <text:p text:style-name="P4"/>
            <text:p text:style-name="P4">Eine Analyse hat ergeben, dass es für ein kleines Projekt 5 Datentabellen benötigt:</text:p>
            <text:p text:style-name="P4"/>
            <text:p text:style-name="P4">Mitarbeiter, Adresse, Abteilung, Kunde1, Kunde2 </text:p>
            <text:p text:style-name="P4"/>
            <text:p text:style-name="P4">Die Tabellen müssen folgende Attribute haben:</text:p>
            <text:p text:style-name="P4"/>
            <text:p text:style-name="P4">Mitarbeiter (id, nachname, vorname, adressId, abteilungId)</text:p>
            <text:p text:style-name="P4">Adresse <text:s text:c="4"/>(id, land, ort, strasse, plz)</text:p>
            <text:p text:style-name="P4">Abteilung <text:s text:c="2"/>(id, bezeichnung)</text:p>
            <text:p text:style-name="P4">Kunde1 <text:s text:c="5"/>(id, nachname, vorname, adressId)</text:p>
            <text:p text:style-name="P4">Kunde2 <text:s text:c="5"/>(id, firmenname, namenszusatz, adressId)</text:p>
            <text:p text:style-name="P4"/>
            <text:p text:style-name="P4">id's sind int</text:p>
            <text:p text:style-name="P4">alle anderen Attribute sind varchars</text:p>
            <text:p text:style-name="P4"/>
            <text:p text:style-name="P8"><text:s/></text:p>
            <text:p text:style-name="P8"/>
            <text:p text:style-name="P4"/>
            <text:p text:style-name="P4"/>
            <text:p text:style-name="P4"/>
            <text:p text:style-name="P4"/>
          </table:table-cell>
          <table:table-cell table:style-name="Tabelle2.B1">
            <text:p text:style-name="P5"/>
          </table:table-cell>
        </table:table-row>
      </table:table>
      <text:p text:style-name="P4"/>
      <text:p text:style-name="P4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4">1. Zeigen Sie die Create Table Anweisungen für die Tabellen</text:p>
            <text:p text:style-name="P4"><text:s text:c="3"/></text:p>
            <text:p text:style-name="P4">a) Mitarbeiter</text:p>
            <text:p text:style-name="Table_20_Contents"><text:s text:c="2"/><text:span text:style-name="T3"><text:s text:c="3"/>create table mitarbeiter</text:span></text:p>
            <text:p text:style-name="P8"><text:s text:c="6"/>(id int primary key, </text:p>
            <text:p text:style-name="P8"><text:s text:c="7"/>nachname varchar(30), </text:p>
            <text:p text:style-name="P8"><text:s text:c="7"/>vorname varchar(30), </text:p>
            <text:p text:style-name="P8"><text:s text:c="7"/>adressId int, </text:p>
            <text:p text:style-name="P8"><text:s text:c="7"/>abteilungId int);</text:p>
            <text:p text:style-name="P8"/>
            <text:p text:style-name="P8"/>
            <text:p text:style-name="P8"/>
            <text:p text:style-name="P8"/>
            <text:p text:style-name="P8"/>
            <text:p text:style-name="P8"><text:s/></text:p>
            <text:p text:style-name="P8"><text:s text:c="5"/></text:p>
            <text:p text:style-name="P4">b) Kunde2</text:p>
            <text:p text:style-name="Table_20_Contents"><text:s text:c="2"/><text:span text:style-name="T3"><text:s text:c="3"/>create table kunde1</text:span></text:p>
            <text:p text:style-name="P8"><text:s text:c="6"/>(id int primary key, </text:p>
            <text:p text:style-name="P8"><text:s text:c="7"/>firmenname varchar(30), </text:p>
            <text:p text:style-name="P8"><text:s text:c="7"/>namenszusatz varchar(30), </text:p>
            <text:p text:style-name="P8"><text:s text:c="7"/>adressId int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1.B1" office:value-type="string"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</text:p>
            <text:p text:style-name="P5"/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2. Zeigen Sie eine Projektion aller Mitarbeiter</text:p>
            <text:p text:style-name="P4"><text:s text:c="3"/>die folgendermassen aussehen soll </text:p>
            <text:p text:style-name="P4"/>
            <text:p text:style-name="P4"><text:s text:c="3"/>vorname, name</text:p>
            <text:p text:style-name="P4"><text:s text:c="3"/>max <text:s text:c="5"/>gruber</text:p>
            <text:p text:style-name="P4"><text:s text:c="3"/>... <text:s text:c="5"/>... </text:p>
            <text:p text:style-name="P4"/>
            <text:p text:style-name="P4"><text:s text:c="2"/><text:span text:style-name="T4"><text:s text:c="2"/></text:span></text:p>
            <text:p text:style-name="P8"><text:s text:c="4"/></text:p>
            <text:p text:style-name="P8"><text:s text:c="4"/>select vorname, nachname as name from mitarbeiter;</text:p>
            <text:p text:style-name="P8"><text:s text:c="7"/></text:p>
            <text:p text:style-name="P8"/>
            <text:p text:style-name="P8"/>
            <text:p text:style-name="P8"/>
            <text:p text:style-name="P8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3.B1" office:value-type="string">
            <text:p text:style-name="P4"/>
            <text:p text:style-name="P4"/>
            <text:p text:style-name="P4"/>
            <text:p text:style-name="P4"/>
            <text:p text:style-name="P4"><text:s/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4">3. Zeigen Sie die Vereinigung der beiden Tabellen </text:p>
            <text:p text:style-name="P4"><text:s text:c="3"/>Kunde1 und Kunde2 die folgendermassen aussehen soll</text:p>
            <text:p text:style-name="P4"><text:s text:c="3"/></text:p>
            <text:p text:style-name="P4"><text:s text:c="3"/>id <text:s text:c="2"/>nachname_firmenname </text:p>
            <text:p text:style-name="P4"><text:s text:c="3"/>1 <text:s text:c="3"/>meier</text:p>
            <text:p text:style-name="P4"><text:s text:c="3"/>2 <text:s text:c="3"/>mueller</text:p>
            <text:p text:style-name="P4"><text:s text:c="3"/>3 <text:s text:c="3"/>merkur ag</text:p>
            <text:p text:style-name="P4"><text:s text:c="3"/>4 <text:s text:c="3"/>molkerei gmbh <text:s text:c="2"/></text:p>
            <text:p text:style-name="P4"><text:s text:c="3"/>... <text:s/>...</text:p>
            <text:p text:style-name="P4"/>
            <text:p text:style-name="P4"><text:s/></text:p>
            <text:p text:style-name="P8"><text:s text:c="7"/>select id, nachname as nachname_firmenname from kunde1</text:p>
            <text:p text:style-name="P8"><text:s text:c="4"/>union</text:p>
            <text:p text:style-name="P8"><text:s text:c="7"/>select id, firmenname from kunde2;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4"><text:s/></text:p>
            <text:p text:style-name="P4"/>
            <text:p text:style-name="P4"/>
            <text:p text:style-name="P4"/>
          </table:table-cell>
          <table:table-cell table:style-name="Tabelle4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4. Zeigen Sie einen Equi-Join der die Mitarbeiter mit den</text:p>
            <text:p text:style-name="P4"><text:s text:c="3"/>Adressen folgendermassen ausgeben soll</text:p>
            <text:p text:style-name="P4"/>
            <text:p text:style-name="P4"><text:s text:c="3"/>maId <text:s/>nachname <text:s/>vorname plz <text:s text:c="2"/>ort <text:s text:c="3"/>strasse</text:p>
            <text:p text:style-name="P4"><text:s text:c="3"/>1 <text:s text:c="4"/>meier <text:s text:c="4"/>josef <text:s text:c="2"/>4000 <text:s/>basel <text:s/>hauptstrasse 5</text:p>
            <text:p text:style-name="P4"><text:s text:c="3"/>... <text:s text:c="2"/>... <text:s text:c="6"/>... <text:s text:c="4"/>... <text:s text:c="2"/>... <text:s text:c="3"/>...</text:p>
            <text:p text:style-name="P4"/>
            <text:p text:style-name="P4"><text:s text:c="3"/></text:p>
            <text:p text:style-name="P8"><text:s text:c="4"/>select </text:p>
            <text:p text:style-name="P8"><text:s text:c="9"/>m.id as maId, </text:p>
            <text:p text:style-name="P8"><text:tab/> <text:s text:c="2"/>m.nachname, m.vorname, </text:p>
            <text:p text:style-name="P8"><text:tab/> <text:s text:c="2"/>a.plz, a.ort, a.strasse</text:p>
            <text:p text:style-name="P8"><text:tab/>from </text:p>
            <text:p text:style-name="P8"><text:s text:c="9"/>mitarbeiter m, adresse a</text:p>
            <text:p text:style-name="P8"><text:tab/>where </text:p>
            <text:p text:style-name="P8"><text:s text:c="9"/>m.adressId=a.id</text:p>
            <text:p text:style-name="P8"><text:s text:c="4"/>;</text:p>
            <text:p text:style-name="P8"/>
            <text:p text:style-name="Table_20_Contents"><text:s/></text:p>
            <text:p text:style-name="Table_20_Contents"/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5.B1" office:value-type="string"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5. Wie Aufgabe 4 aber als Inner Join</text:p>
            <text:p text:style-name="P4"/>
            <text:p text:style-name="P8"><text:s text:c="4"/>select </text:p>
            <text:p text:style-name="P8"><text:s text:c="9"/>m.id as maId, </text:p>
            <text:p text:style-name="P8"><text:s text:c="9"/>m.nachname, m.vorname, </text:p>
            <text:p text:style-name="P8"><text:s text:c="9"/>a.plz, a.ort, a.strasse</text:p>
            <text:p text:style-name="P8"><text:s text:c="7"/>from </text:p>
            <text:p text:style-name="P8"><text:s text:c="9"/>mitarbeiter m</text:p>
            <text:p text:style-name="P8"><text:s text:c="13"/>inner join adresse a on m.adressId = a.id;</text:p>
            <text:p text:style-name="P8"/>
            <text:p text:style-name="P8"/>
            <text:p text:style-name="P8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6.B1" office:value-type="string"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6. Zeigen Sie einen Outer Join der folgendes ausgibt</text:p>
            <text:p text:style-name="P4"/>
            <text:p text:style-name="P4"><text:s text:c="3"/>maId <text:s/>maNachname abtBezeichnung</text:p>
            <text:p text:style-name="P4"><text:s text:c="3"/>1 <text:s text:c="4"/>huber <text:s text:c="5"/>buchhaltung</text:p>
            <text:p text:style-name="P4"><text:s text:c="3"/>NULL <text:s/>NULL <text:s text:c="6"/>einkauf</text:p>
            <text:p text:style-name="P4"><text:s text:c="3"/>2 <text:s text:c="4"/>gruber <text:s text:c="4"/>einkauf</text:p>
            <text:p text:style-name="P4"><text:s text:c="3"/>3 <text:s text:c="4"/>gerber <text:s text:c="4"/>NULL</text:p>
            <text:p text:style-name="P4"/>
            <text:p text:style-name="P4"><text:s/></text:p>
            <text:p text:style-name="P8"><text:s text:c="4"/><text:span text:style-name="T1">select</text:span></text:p>
            <text:p text:style-name="P9"><text:s text:c="8"/>m.id as maId, m.nachname as maNachname,</text:p>
            <text:p text:style-name="P9"><text:s text:c="8"/>a.bezeichnung as abtBezeichnung</text:p>
            <text:p text:style-name="P9"><text:s text:c="6"/>from mitarbeiter m</text:p>
            <text:p text:style-name="P9"><text:s text:c="8"/>full outer join abteilung a on m.abteilungId = a.id;</text:p>
            <text:p text:style-name="P9"/>
            <text:p text:style-name="P7"><text:s/></text:p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/>
            <text:p text:style-name="P4"/>
            <text:p text:style-name="P4"><text:s text:c="2"/></text:p>
            <text:p text:style-name="P4"/>
            <text:p text:style-name="P4"/>
            <text:p text:style-name="P4"/>
            <text:p text:style-name="P4"/>
          </table:table-cell>
          <table:table-cell table:style-name="Tabelle7.B1" office:value-type="string"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2. Klausur<text:tab/>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59M59S</meta:editing-duration>
    <meta:editing-cycles>19</meta:editing-cycles>
    <meta:generator>OpenOffice.org/3.2$Win32 OpenOffice.org_project/320m18$Build-9502</meta:generator>
    <dc:date>2012-09-28T10:13:27.49</dc:date>
    <dc:creator>Johann Mildner</dc:creator>
    <meta:printed-by>Johann Mildner</meta:printed-by>
    <meta:print-date>2012-09-14T10:17:58.58</meta:print-date>
    <meta:document-statistic meta:table-count="7" meta:image-count="0" meta:object-count="0" meta:page-count="4" meta:paragraph-count="108" meta:word-count="338" meta:character-count="2849"/>
    <meta:user-defined meta:name="Info 1"/>
    <meta:user-defined meta:name="Info 2"/>
    <meta:user-defined meta:name="Info 3"/>
    <meta:user-defined meta:name="Info 4"/>
  </office:meta>
</office:document-meta>
</file>